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cm" svg:stroke-color="#2300dc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cm" draw:marker-start-width="0.2cm" draw:marker-end-width="0.2cm" draw:fill="solid" draw:fill-color="#ffcc99" draw:textarea-horizontal-align="justify" draw:textarea-vertical-align="middle" draw:auto-grow-height="false" fo:padding-top="0.025cm" fo:padding-bottom="0.025cm" fo:padding-left="0.15cm" fo:padding-right="0.15cm"/>
    </style:style>
    <style:style style:name="gr4" style:family="graphic" style:parent-style-name="standard">
      <style:graphic-properties draw:stroke="solid" svg:stroke-width="0cm" draw:marker-start-width="0.2cm" draw:marker-end-width="0.2cm" draw:textarea-horizontal-align="justify" draw:textarea-vertical-align="middle" draw:auto-grow-height="false" fo:padding-top="0.025cm" fo:padding-bottom="0.025cm" fo:padding-left="0.15cm" fo:padding-right="0.1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width="0.2cm" svg:stroke-color="#2300dc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draw:stroke="dash" draw:stroke-dash="Fine_20_Dotted" svg:stroke-width="0.2cm" svg:stroke-color="#ff6633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Fine_20_Dashed_20__28_var_29_" svg:stroke-width="0cm" draw:marker-start-width="0.2cm" draw:marker-end-width="0.2cm" draw:fill="solid" draw:fill-color="#ff6633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1.75cm"/>
    </style:style>
    <style:style style:name="gr11" style:family="graphic" style:parent-style-name="standard">
      <style:graphic-properties draw:stroke="solid" draw:stroke-dash="Fine_20_Dotted"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solid" draw:stroke-dash="Fine_20_Dashed_20__28_var_29_" svg:stroke-width="0.2cm" svg:stroke-color="#ff6633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width="0.2cm" svg:stroke-color="#2300dc" draw:marker-start-width="0.5cm" draw:marker-end-width="0.5cm" draw:fill="none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subtitle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color="#ff6309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text-properties style:font-size-asian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6309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遊んで学ぶData.List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p text:style-name="P1">Keqh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概要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ひたすら画面に表示される数列と同じ数列をHaskellで表現しつづけるゲーム？</text:p>
              </text:list-item>
              <text:list-item>
                <text:p>たとえば…</text:p>
                <text:list>
                  <text:list-item>
                    <text:p><text:span text:style-name="T1">1,2,3,4,5,6,7,8,9...</text:span></text:p>
                    <text:list>
                      <text:list-header>
                        <text:p><text:span text:style-name="T2">==</text:span><text:span text:style-name="T3"> [1..]</text:span></text:p>
                      </text:list-header>
                    </text:list>
                  </text:list-item>
                  <text:list-item>
                    <text:p><text:span text:style-name="T1">1,2,4,7,11,16,22,29,37,46,56,67,79,92...</text:span></text:p>
                    <text:list>
                      <text:list-header>
                        <text:p><text:span text:style-name="T2">==</text:span><text:span text:style-name="T3"> scanl (+) 1 [1..]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動機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istのプログラム書くのがパズルゲームみたい</text:p>
                <text:list>
                  <text:list-item>
                    <text:p>それならいっそのことゲームにしよう</text:p>
                  </text:list-item>
                </text:list>
              </text:list-item>
              <text:list-item>
                <text:p>Haskellらしいゲームが作りたい</text:p>
                <text:list>
                  <text:list-item>
                    <text:p>DPHとかFRPとか中身で勝負</text:p>
                    <text:list>
                      <text:list-item>
                        <text:p>難しそう</text:p>
                      </text:list-item>
                    </text:list>
                  </text:list-item>
                  <text:list-item>
                    <text:p><text:span text:style-name="T4">Haskell</text:span><text:span text:style-name="T4">のなにかを題材にゲーム</text:span></text:p>
                  </text:list-item>
                </text:list>
              </text:list-item>
              <text:list-item>
                <text:p>(GHCiで楽に作れそう)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デモ</text:p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>
        <office:forms form:automatic-focus="false" form:apply-design-mode="false"/>
        <draw:frame presentation:style-name="pr4" draw:layer="layout" svg:width="25.199cm" svg:height="13.609cm" svg:x="1.301cm" svg:y="16.4cm" presentation:class="outline" presentation:user-transformed="true">
          <draw:text-box>
            <text:list text:style-name="L2">
              <text:list-item>
                <text:p>コードの読取はGHCiで</text:p>
              </text:list-item>
              <text:list-item>
                <text:p>Uiも半分はGHCiで</text:p>
              </text:list-item>
            </text:list>
          </draw:text-box>
        </draw:frame>
        <draw:custom-shape draw:style-name="gr2" draw:text-style-name="P2" draw:layer="layout" svg:width="16cm" svg:height="11cm" svg:x="9.5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3.5cm" svg:x="2cm" svg:y="7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3" draw:id="id1" draw:layer="layout" svg:width="5cm" svg:height="3cm" svg:x="11.4cm" svg:y="11.8cm">
          <text:p text:style-name="P2"><text:span text:style-name="T5">GHC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id="id2" draw:layer="layout" svg:width="5cm" svg:height="3cm" svg:x="11.4cm" svg:y="5cm">
          <text:p text:style-name="P2"><text:span text:style-name="T5">本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draw:line-skew="1.247cm" svg:x1="16.399cm" svg:y1="13.299cm" svg:x2="16.399cm" svg:y2="6.499cm" draw:start-shape="id1" draw:start-glue-point="10" draw:end-shape="id2" draw:end-glue-point="10" svg:d="m16399 13299c2625 0 2625-6800 0-6800">
          <text:p/>
        </draw:connector>
        <draw:custom-shape draw:style-name="gr6" draw:text-style-name="P4" draw:layer="layout" svg:width="4cm" svg:height="3.5cm" svg:x="20.5cm" svg:y="8.4cm">
          <text:p text:style-name="P2"><text:span text:style-name="T6">IORef</text:span><text:span text:style-name="T6">で</text:span></text:p>
          <text:p text:style-name="P2"><text:span text:style-name="T6">データの</text:span></text:p>
          <text:p text:style-name="P2"><text:span text:style-name="T6">受け渡し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.899cm" svg:y1="11.8cm" svg:x2="13.9cm" svg:y2="8cm" draw:start-shape="id1" draw:start-glue-point="4" draw:end-shape="id2" svg:d="m13899 11800v-1899h1v-1901">
          <text:p/>
        </draw:connector>
        <draw:custom-shape draw:style-name="gr8" draw:text-style-name="P2" draw:layer="layout" svg:width="0.001cm" svg:height="0.5cm" svg:x="5.5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id="id3" draw:layer="layout" svg:width="1.5cm" svg:height="2.5cm" svg:x="15cm" svg:y="16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id="id4" draw:layer="layout" svg:width="10.4cm" svg:height="2cm" svg:x="16.6cm" svg:y="17cm">
          <draw:text-box>
            <text:p><text:span text:style-name="T7">それ</text:span><text:span text:style-name="T7">GHCi</text:span><text:span text:style-name="T7">で</text:span><text:span text:style-name="T7">(ry</text:span></text:p>
          </draw:text-box>
        </draw:frame>
        <draw:connector draw:style-name="gr11" draw:text-style-name="P2" draw:layer="layout" svg:x1="6.684cm" svg:y1="13.301cm" svg:x2="11.4cm" svg:y2="13.299cm" draw:end-shape="id1" draw:end-glue-point="6" svg:d="m6684 13301h2108v-2h2608">
          <text:p/>
        </draw:connector>
        <draw:connector draw:style-name="gr11" draw:text-style-name="P2" draw:layer="layout" svg:x1="11.4cm" svg:y1="6.5cm" svg:x2="6.398cm" svg:y2="6.467cm" draw:start-shape="id2" svg:d="m11400 6500h-2751v-33h-2251">
          <text:p/>
        </draw:connector>
        <draw:custom-shape draw:style-name="gr6" draw:text-style-name="P6" draw:layer="layout" svg:width="3cm" svg:height="1cm" svg:x="12.4cm" svg:y="9.9cm">
          <text:p text:style-name="P2"><text:span text:style-name="T1">fork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curve" draw:line-skew="1.847cm" svg:x1="16.399cm" svg:y1="13.299cm" svg:x2="16.399cm" svg:y2="6.499cm" draw:start-shape="id1" draw:start-glue-point="10" draw:end-shape="id2" draw:end-glue-point="10" svg:d="m16399 13299c3525 0 3525-6800 0-6800">
          <text:p/>
        </draw:connector>
        <draw:custom-shape draw:style-name="gr6" draw:text-style-name="P6" draw:layer="layout" svg:width="3cm" svg:height="1cm" svg:x="6.5cm" svg:y="13.9cm">
          <text:p text:style-name="P2"><text:span text:style-name="T1">入力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6" draw:layer="layout" svg:width="2.9cm" svg:height="1cm" svg:x="6.5cm" svg:y="6.9cm">
          <text:p text:style-name="P2"><text:span text:style-name="T1">表示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01cm" svg:y="0.838cm" presentation:class="title" presentation:user-transformed="true">
          <draw:text-box>
            <text:p>ゲームの中身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まとめ(動機の再掲)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istのプログラム書くのがパズルゲームみたい</text:p>
                <text:list>
                  <text:list-item>
                    <text:p>それならいっそのことゲームに<text:span text:style-name="T8">しました</text:span></text:p>
                  </text:list-item>
                </text:list>
              </text:list-item>
              <text:list-item>
                <text:p>Haskellらしいゲームが作りたい</text:p>
                <text:list>
                  <text:list-item>
                    <text:p>DPHとかFRPとか</text:p>
                    <text:list>
                      <text:list-item>
                        <text:p>難しそう</text:p>
                      </text:list-item>
                    </text:list>
                  </text:list-item>
                  <text:list-item>
                    <text:p><text:span text:style-name="T8">ネタでお茶を濁す</text:span></text:p>
                  </text:list-item>
                </text:list>
              </text:list-item>
              <text:list-item>
                <text:p>GHCiで楽に作れそう</text:p>
                <text:list>
                  <text:list-item>
                    <text:p><text:span text:style-name="T8">GHCi</text:span><text:span text:style-name="T8">のおかげで不可能が可能に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3" draw:text-style-name="P7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ご静聴ありがとうございました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cccccc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Pゴシック'" style:font-family-generic-asian="system" style:font-pitch-asian="variable" style:font-size-asian="24pt" style:language-asian="ja" style:country-asian="JP" style:font-family-complex="'VL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VL Pゴシック'" style:font-family-generic="roman" style:font-pitch="variable" fo:font-size="18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'VL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VL Pゴシック'" style:font-family-generic="roman" style:font-pitch="variable" fo:font-size="20pt" fo:font-style="normal" fo:text-shadow="none" style:text-underline-style="none" fo:font-weight="normal" style:letter-kerning="true" style:font-family-asian="'VL Pゴシック'" style:font-family-generic-asian="system" style:font-pitch-asian="variable" style:font-size-asian="20pt" style:font-style-asian="normal" style:font-weight-asian="normal" style:font-family-complex="'VL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VL Pゴシック'" style:font-family-generic="roman" style:font-pitch="variable" fo:font-size="32pt" fo:font-style="normal" fo:text-shadow="none" style:text-underline-style="none" fo:font-weight="normal" style:letter-kerning="true" style:font-family-asian="'VL Pゴシック'" style:font-family-generic-asian="system" style:font-pitch-asian="variable" style:font-size-asian="32pt" style:font-style-asian="normal" style:font-weight-asian="normal" style:font-family-complex="'VL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VL Pゴシック'" style:font-family-generic="roman" style:font-pitch="variable" fo:font-size="32pt" fo:font-style="normal" fo:text-shadow="none" style:text-underline-style="none" fo:font-weight="normal" style:letter-kerning="true" style:font-family-asian="'VL Pゴシック'" style:font-family-generic-asian="system" style:font-pitch-asian="variable" style:font-size-asian="32pt" style:font-style-asian="normal" style:font-weight-asian="normal" style:font-family-complex="'VL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VL Pゴシック'" style:font-family-generic="roman" style:font-pitch="variable" fo:font-size="44pt" fo:font-style="normal" fo:text-shadow="none" style:text-underline-style="none" fo:font-weight="normal" style:letter-kerning="true" style:font-family-asian="'VL Pゴシック'" style:font-family-generic-asian="system" style:font-pitch-asian="variable" style:font-size-asian="44pt" style:font-style-asian="normal" style:font-weight-asian="normal" style:font-family-complex="'VL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ranssi-backgroundobjects">
      <style:graphic-properties draw:stroke="none" draw:fill="gradient" draw:fill-gradient-name="Gradient_20_8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4" draw:text-style-name="MP4" draw:layer="backgroundobjects" svg:width="28cm" svg:height="10.5cm" svg:x="-0.001cm" svg:y="0.001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番号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8" draw:text-style-name="MP15" draw:layer="backgroundobjects" svg:width="9.113cm" svg:height="1.484cm" svg:x="0.001cm" svg:y="0.001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113cm" svg:height="1.484cm" svg:x="11.885cm" svg:y="0.001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113cm" svg:height="1.484cm" svg:x="0.001cm" svg:y="28.214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113cm" svg:height="1.484cm" svg:x="11.885cm" svg:y="28.214cm" presentation:class="page-number">
          <draw:text-box>
            <text:p text:style-name="MP17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TSY </meta:initial-creator>
    <meta:creation-date>2009-11-18T21:17:43</meta:creation-date>
    <dc:date>2009-11-20T00:40:58</dc:date>
    <dc:creator>TTSY </dc:creator>
    <meta:editing-duration>PT00H45M17S</meta:editing-duration>
    <meta:editing-cycles>4</meta:editing-cycles>
    <meta:generator>OpenOffice.org/3.1$Linux OpenOffice.org_project/310m19$Build-9420</meta:generator>
    <meta:document-statistic meta:object-count="76"/>
  </office:meta>
</office:document-meta>
</file>